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7bc65" draw:textarea-horizontal-align="justify" draw:textarea-vertical-align="middle" draw:auto-grow-height="false" fo:min-height="1.75cm" fo:min-width="1.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1.5cm" loext:decorative="false"/>
      <style:paragraph-properties style:writing-mode="lr-tb"/>
    </style:style>
    <style:style style:name="gr3" style:family="graphic" style:parent-style-name="standard">
      <style:graphic-properties draw:fill="solid" draw:fill-color="#ff6d6d" draw:textarea-horizontal-align="justify" draw:textarea-vertical-align="middle" draw:auto-grow-height="false" fo:min-height="1.75cm" fo:min-width="1.5cm" loext:decorative="false"/>
      <style:paragraph-properties style:writing-mode="lr-tb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.75cm" fo:min-width="1.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7bc65"/>
      <style:paragraph-properties fo:text-align="center"/>
    </style:style>
    <style:style style:name="P3" style:family="paragraph">
      <loext:graphic-properties draw:fill="solid" draw:fill-color="#ff6d6d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cm" svg:height="2cm" svg:x="3cm" svg:y="1cm">
          <text:p text:style-name="P1">Spalte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cm" svg:height="2cm" svg:x="5cm" svg:y="1cm">
          <text:p text:style-name="P1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cm" svg:height="2cm" svg:x="7cm" svg:y="1cm">
          <text:p text:style-name="P1">Spalte 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cm" svg:height="2cm" svg:x="1cm" svg:y="3cm">
          <text:p text:style-name="P1">Zeile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cm" svg:height="2cm" svg:x="1cm" svg:y="5cm">
          <text:p text:style-name="P1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cm" svg:height="2cm" svg:x="1cm" svg:y="7cm">
          <text:p text:style-name="P1">Zeile 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cm" svg:height="2cm" svg:x="1cm" svg:y="1cm">
          <text:p text:style-name="P1">Tabelle 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cm" svg:height="2cm" svg:x="3cm" svg:y="3cm">
          <text:p text:style-name="P1">Zelle<text:span text:style-name="T1">1,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cm" svg:height="2cm" svg:x="5cm" svg:y="3cm">
          <text:p text:style-name="P1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cm" svg:height="2cm" svg:x="3cm" svg:y="5cm">
          <text:p text:style-name="P1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cm" svg:height="2cm" svg:x="5cm" svg:y="5cm">
          <text:p text:style-name="P1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cm" svg:height="2cm" svg:x="7cm" svg:y="5cm">
          <text:p text:style-name="P1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cm" svg:height="2cm" svg:x="5cm" svg:y="7cm">
          <text:p text:style-name="P1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cm" svg:height="2cm" svg:x="3cm" svg:y="7cm">
          <text:p text:style-name="P1">Zelle<text:span text:style-name="T1">m,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cm" svg:height="2cm" svg:x="7cm" svg:y="3cm">
          <text:p text:style-name="P1">Zelle<text:span text:style-name="T1">1,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cm" svg:height="2cm" svg:x="7cm" svg:y="7cm">
          <text:p text:style-name="P1">Zelle<text:span text:style-name="T1">m,n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5cm" svg:stroke-color="#000000" draw:marker-start-width="0.28cm" draw:marker-start-center="false" draw:marker-end-width="0.28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9-24T18:12:01.581698500</meta:creation-date>
    <dc:date>2025-09-24T18:17:41.873641600</dc:date>
    <meta:editing-duration>PT5M41S</meta:editing-duration>
    <meta:editing-cycles>1</meta:editing-cycles>
    <meta:document-statistic meta:object-count="16"/>
    <meta:generator>LibreOffice/25.2.5.2$Windows_X86_64 LibreOffice_project/03d19516eb2e1dd5d4ccd751a0d6f35f35e08022</meta:generator>
  </office:meta>
</office:document-meta>
</file>